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oreGateKeeperImpl.getDefaultFol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oreGateKeeperImpl.renameTo( FolderGateKeeper from , String t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oreGateKeeperImpl.setFolderAdapterFactory( FolderAdapterFactory fold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GateKeeperImpl.list( String 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oreGateKeeperImpl.getFolder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oreGateKeeperImpl.StoreGateKeeperImpl( Store 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